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48ba" officeooo:paragraph-rsid="001b48ba"/>
    </style:style>
    <style:style style:name="P2" style:family="paragraph" style:parent-style-name="Standard" style:list-style-name="L1">
      <style:text-properties officeooo:rsid="001c63e6" officeooo:paragraph-rsid="001c63e6"/>
    </style:style>
    <style:style style:name="P3" style:family="paragraph" style:parent-style-name="Standard" style:list-style-name="L1">
      <style:text-properties officeooo:rsid="001ca6ea" officeooo:paragraph-rsid="001ca6ea"/>
    </style:style>
    <style:style style:name="P4" style:family="paragraph" style:parent-style-name="Standard" style:list-style-name="L1">
      <style:text-properties officeooo:rsid="001cc6aa" officeooo:paragraph-rsid="001cc6aa"/>
    </style:style>
    <style:style style:name="P5" style:family="paragraph" style:parent-style-name="Standard" style:list-style-name="L1">
      <style:text-properties officeooo:rsid="001e1daa" officeooo:paragraph-rsid="001e1daa"/>
    </style:style>
    <style:style style:name="P6" style:family="paragraph" style:parent-style-name="Standard" style:list-style-name="L1">
      <style:text-properties officeooo:rsid="001f5c0c" officeooo:paragraph-rsid="001f5c0c"/>
    </style:style>
    <style:style style:name="P7" style:family="paragraph" style:parent-style-name="Standard" style:list-style-name="L1">
      <style:text-properties officeooo:rsid="001f937e" officeooo:paragraph-rsid="001f937e"/>
    </style:style>
    <style:style style:name="P8" style:family="paragraph" style:parent-style-name="Standard" style:list-style-name="L1">
      <style:text-properties officeooo:rsid="00235b7e" officeooo:paragraph-rsid="00235b7e"/>
    </style:style>
    <style:style style:name="P9" style:family="paragraph" style:parent-style-name="Standard" style:list-style-name="L1">
      <style:text-properties officeooo:rsid="002537e4" officeooo:paragraph-rsid="002537e4"/>
    </style:style>
    <style:style style:name="P10" style:family="paragraph" style:parent-style-name="Standard" style:list-style-name="L1">
      <style:text-properties officeooo:rsid="0025cbf0" officeooo:paragraph-rsid="0025cbf0"/>
    </style:style>
    <style:style style:name="P11" style:family="paragraph" style:parent-style-name="Standard" style:list-style-name="L1">
      <style:text-properties officeooo:rsid="0026ed1b" officeooo:paragraph-rsid="0026ed1b"/>
    </style:style>
    <style:style style:name="P12" style:family="paragraph" style:parent-style-name="Standard" style:list-style-name="L1">
      <style:text-properties officeooo:rsid="0028233e" officeooo:paragraph-rsid="0028233e"/>
    </style:style>
    <style:style style:name="T1" style:family="text">
      <style:text-properties officeooo:rsid="001f5c0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25511139317146655" text:style-name="L1">
        <text:list-item>
          <text:p text:style-name="P1">What is Continous Integration?</text:p>
        </text:list-item>
        <text:list-item>
          <text:p text:style-name="P1">What is Jenkins?</text:p>
        </text:list-item>
        <text:list-item>
          <text:p text:style-name="P1">What is the difrence between Jenkins, Maven &amp; Ant?</text:p>
        </text:list-item>
        <text:list-item>
          <text:p text:style-name="P1">SCM that jenkins supports?</text:p>
        </text:list-item>
        <text:list-item>
          <text:p text:style-name="P1">What is relation between Hudson &amp; Jenkins?</text:p>
        </text:list-item>
        <text:list-item>
          <text:p text:style-name="P2">What are advantages of using Jenkins?</text:p>
        </text:list-item>
        <text:list-item>
          <text:p text:style-name="P5">What are plugins in Jenkins?</text:p>
        </text:list-item>
        <text:list-item>
          <text:p text:style-name="P3">Mention all the plugins you used in jenkins and its purpose?</text:p>
        </text:list-item>
        <text:list-item>
          <text:p text:style-name="P3">How do you clone git reo in jenkins job?</text:p>
        </text:list-item>
        <text:list-item>
          <text:p text:style-name="P3">How do you build java code with Maven in Jenkins?</text:p>
        </text:list-item>
        <text:list-item>
          <text:p text:style-name="P3">What is static code analysis and what plugin you used for it?</text:p>
        </text:list-item>
        <text:list-item>
          <text:p text:style-name="P3">What is downstream and upstream job?</text:p>
        </text:list-item>
        <text:list-item>
          <text:p text:style-name="P3">What is Nexus repository manager?</text:p>
        </text:list-item>
        <text:list-item>
          <text:p text:style-name="P3">How can you version and upload artifacts in Nexus repo?</text:p>
        </text:list-item>
        <text:list-item>
          <text:p text:style-name="P4">How can you deploy artifact to tomcat server from Jenkins job?</text:p>
        </text:list-item>
        <text:list-item>
          <text:p text:style-name="P4">What is workspace in jenkins?</text:p>
        </text:list-item>
        <text:list-item>
          <text:p text:style-name="P4">Copying artifacts to another job?</text:p>
        </text:list-item>
        <text:list-item>
          <text:p text:style-name="P4">What is build pipeline?</text:p>
        </text:list-item>
        <text:list-item>
          <text:p text:style-name="P4">How to create users in Jenkins?</text:p>
        </text:list-item>
        <text:list-item>
          <text:p text:style-name="P4">How to add/<text:span text:style-name="T1">remove/disconnect</text:span> nodes in Jenkins?</text:p>
        </text:list-item>
        <text:list-item>
          <text:p text:style-name="P6">How to restrict jenkins job to execute on a particular node?</text:p>
        </text:list-item>
        <text:list-item>
          <text:p text:style-name="P4">How to setup multiple Java or Maven or Git versions in Jenkins server?</text:p>
        </text:list-item>
        <text:list-item>
          <text:p text:style-name="P4">How to set Environmental Variables in Jenkins?</text:p>
        </text:list-item>
        <text:list-item>
          <text:p text:style-name="P5">How to install/update/remove Plugins in Jenkins?</text:p>
        </text:list-item>
        <text:list-item>
          <text:p text:style-name="P6">How to execute ansible playbooks from Jenkins?</text:p>
        </text:list-item>
        <text:list-item>
          <text:p text:style-name="P6">How to pass variables to ansible playbooks from Jenkins job?</text:p>
        </text:list-item>
        <text:list-item>
          <text:p text:style-name="P6">Build id variable name?</text:p>
        </text:list-item>
        <text:list-item>
          <text:p text:style-name="P6">What is console output?</text:p>
        </text:list-item>
        <text:list-item>
          <text:p text:style-name="P6">What is build history?</text:p>
        </text:list-item>
        <text:list-item>
          <text:p text:style-name="P7">How to store credentials in Jenkins?</text:p>
        </text:list-item>
        <text:list-item>
          <text:p text:style-name="P8">How to deploy older versions of artifacts from Jenkins job?</text:p>
        </text:list-item>
        <text:list-item>
          <text:p text:style-name="P9">Name diffrent Phases in Maven and its purpose?</text:p>
        </text:list-item>
        <text:list-item>
          <text:p text:style-name="P10">How to restart Jenkins from browser?</text:p>
        </text:list-item>
        <text:list-item>
          <text:p text:style-name="P10">How to start/stop/restart Jenkins from command line?</text:p>
        </text:list-item>
        <text:list-item>
          <text:p text:style-name="P11">What is the location of workspace of jobs in Jenkins server?</text:p>
        </text:list-item>
        <text:list-item>
          <text:p text:style-name="P11">Benefits of using Nodes in Jenkins?</text:p>
        </text:list-item>
        <text:list-item>
          <text:p text:style-name="P12">How to execute Bash script from Jenkins job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48:00.264899085</meta:creation-date>
    <dc:date>2017-03-12T16:38:08.140559258</dc:date>
    <meta:editing-duration>PT19M3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303" meta:character-count="1655" meta:non-whitespace-character-count="1426"/>
  </office:meta>
</office:document-meta>
</file>